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e746" officeooo:paragraph-rsid="0010e746"/>
    </style:style>
    <style:style style:name="P2" style:family="paragraph" style:parent-style-name="Standard">
      <style:text-properties officeooo:rsid="0011d86a" officeooo:paragraph-rsid="0011d86a"/>
    </style:style>
    <style:style style:name="P3" style:family="paragraph" style:parent-style-name="Standard">
      <style:text-properties officeooo:rsid="00130c9a" officeooo:paragraph-rsid="00130c9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30c9a" officeooo:paragraph-rsid="00130c9a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kita Persikov</text:p>
      <text:p text:style-name="P1">ASTE 404</text:p>
      <text:p text:style-name="P1">Quiz 4</text:p>
      <text:p text:style-name="P1"/>
      <text:p text:style-name="P1"><text:span text:style-name="T1">Problem 1:</text:span><text:span text:style-name="T3"> </text:span>True</text:p>
      <text:p text:style-name="P1"/>
      <text:p text:style-name="P1"><text:span text:style-name="T1">Problem 2:</text:span> False</text:p>
      <text:p text:style-name="P1"/>
      <text:p text:style-name="P1"><text:span text:style-name="T1">Problem 3:</text:span> D</text:p>
      <text:p text:style-name="P1"/>
      <text:p text:style-name="P1"><text:span text:style-name="T1">Problem 4:</text:span> </text:p>
      <text:p text:style-name="P1"/>
      <text:p text:style-name="P2"><text:span text:style-name="T2">div</text:span>: divides sections of code into labeled classes</text:p>
      <text:p text:style-name="P2"><text:span text:style-name="T2">style</text:span>: adds colors, borders, text alignments, and other visual features to a page</text:p>
      <text:p text:style-name="P2"><text:span text:style-name="T2">body</text:span>: the section that contains all html code</text:p>
      <text:p text:style-name="P2"><text:span text:style-name="T2">h1</text:span>: <text:s/>create a header for a subsection at the first level</text:p>
      <text:p text:style-name="P2"><text:span text:style-name="T2">img</text:span>: add an image to an area</text:p>
      <text:p text:style-name="P2"><text:span text:style-name="T2">a:</text:span> add a hyperlink</text:p>
      <text:p text:style-name="P2"><text:span text:style-name="T2">p:</text:span> add a new paragraph</text:p>
      <text:p text:style-name="P2"><text:span text:style-name="T2">script</text:span>: add a section that runs javascript to a part of the website</text:p>
      <text:p text:style-name="P2"/>
      <text:p text:style-name="P3"><text:span text:style-name="T1">Problem 6: </text:span>True</text:p>
      <text:p text:style-name="P3"/>
      <text:p text:style-name="P4">Problem 7: </text:p>
      <text:p text:style-name="P3"/>
      <text:p text:style-name="P3">&lt;style&gt; </text:p>
      <text:p text:style-name="P3"/>
      <text:p text:style-name="P3">div.frame {</text:p>
      <text:p text:style-name="P3">color:red;</text:p>
      <text:p text:style-name="P3">}</text:p>
      <text:p text:style-name="P3"/>
      <text:p text:style-name="P3">#el01 {</text:p>
      <text:p text:style-name="P3">color:blue;</text:p>
      <text:p text:style-name="P3">}</text:p>
      <text:p text:style-name="P3"/>
      <text:p text:style-name="P3">&lt;/sty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3:04:09.598096014</meta:creation-date>
    <dc:date>2021-11-16T13:52:40.667893872</dc:date>
    <meta:editing-duration>PT38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01" meta:character-count="533" meta:non-whitespace-character-count="453"/>
  </office:meta>
</office:document-meta>
</file>